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notes">
      <style:graphic-properties draw:fill-color="#ffffff" fo:min-height="12.322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1" style:family="paragraph">
      <style:paragraph-properties fo:margin-left="0cm" fo:margin-right="0cm" fo:text-indent="0cm"/>
      <style:text-properties style:use-window-font-color="true" fo:font-family="Corbel" style:font-pitch="variable" fo:font-size="96pt" style:font-size-asian="96pt" style:font-size-complex="96pt"/>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text-properties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justify" fo:text-indent="0cm"/>
    </style:style>
    <style:style style:name="P8" style:family="paragraph">
      <style:paragraph-properties fo:margin-left="0cm" fo:margin-right="0cm" fo:text-align="start" fo:text-indent="0cm"/>
    </style:style>
    <style:style style:name="P9" style:family="paragraph">
      <style:paragraph-properties fo:margin-left="1.2cm" fo:margin-right="0cm" fo:text-indent="-0.9cm"/>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fo:font-size="20pt"/>
    </style:style>
    <style:style style:name="T3" style:family="text">
      <style:text-properties fo:font-family="Consolas" style:font-pitch="fixed" fo:font-size="20pt"/>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fo:font-family="Consolas" style:font-pitch="fixed"/>
    </style:style>
    <style:style style:name="T7" style:family="text">
      <style:text-properties fo:font-family="Consolas" style:font-family-generic="swiss" style:font-pitch="variable"/>
    </style:style>
    <style:style style:name="T8" style:family="text">
      <style:text-properties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Thread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4" draw:layer="layout" svg:width="25.199cm" svg:height="3.507cm" svg:x="1.4cm" svg:y="0.837cm" presentation:class="title">
          <draw:text-box>
            <text:p text:style-name="P4">Message Loop</text:p>
          </draw:text-box>
        </draw:frame>
        <draw:frame presentation:style-name="pr4" draw:text-style-name="P5" draw:layer="layout" svg:width="25.199cm" svg:height="13.86cm" svg:x="1.4cm" svg:y="4.914cm" presentation:class="outline" presentation:user-transformed="true">
          <draw:text-box>
            <text:list text:style-name="L2">
              <text:list-item>
                <text:p text:style-name="P4">UI Processing via a Message Loop</text:p>
                <text:list>
                  <text:list-item>
                    <text:p text:style-name="P4">Most calls to Activity or Views put a message in the activity's queue</text:p>
                  </text:list-item>
                  <text:list-item>
                    <text:p text:style-name="P4">Actual work only done when message is dequeued and processed</text:p>
                    <text:list>
                      <text:list-item>
                        <text:p text:style-name="P4">Effects not immediate</text:p>
                      </text:list-item>
                      <text:list-item>
                        <text:p text:style-name="P4">If message loop does not get control, cannot<text:line-break/>process messages, and changes not made,<text:line-break/>user input not accepted, etc.</text:p>
                      </text:list-item>
                    </text:list>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2">When you call </text:span><text:span text:style-name="T3">setText()</text:span><text:span text:style-name="T2"> on a </text:span><text:span text:style-name="T3">TextView</text:span><text:span text:style-name="T2">, etc., you do not immediately update the screen. Rather, that method puts a message on a queue, processed in a message loop by the main application thread. The thread pops a message off the queue, performs the operation, lather, rinse, repeat.</text:span></text:p>
              <text:p text:style-name="P3"><text:span text:style-name="T2"/></text:p>
            </draw:text-box>
          </draw:frame>
        </presentation:notes>
      </draw:page>
      <draw:page draw:name="page3" draw:style-name="dp1" draw:master-page-name="Android1" presentation:presentation-page-layout-name="AL3T6" draw:id="id3">
        <office:forms form:automatic-focus="false" form:apply-design-mode="false"/>
        <draw:frame presentation:style-name="pr3" draw:text-style-name="P4" draw:layer="layout" svg:width="25.199cm" svg:height="3.507cm" svg:x="1.4cm" svg:y="0.837cm" presentation:class="title">
          <draw:text-box>
            <text:p text:style-name="P4">Threading Rules</text:p>
          </draw:text-box>
        </draw:frame>
        <draw:frame presentation:style-name="pr5" draw:text-style-name="P9" draw:layer="layout" svg:width="24.635cm" svg:height="13.501cm" svg:x="1.4cm" svg:y="4.914cm" presentation:class="outline" presentation:user-transformed="true">
          <draw:text-box>
            <text:list text:style-name="L2">
              <text:list-item>
                <text:p text:style-name="P4">Rule #1: Do Not Block the Message Loop</text:p>
                <text:list>
                  <text:list-item>
                    <text:p text:style-name="P7">Return from all Activity callback methods <text:span text:style-name="T4">quickly</text:span></text:p>
                  </text:list-item>
                  <text:list-item>
                    <text:p text:style-name="P8"><text:span text:style-name="T5">Failure to return within a few seconds will cause Android to think <text:s/>your application is stuck</text:span></text:p>
                    <text:list>
                      <text:list-item>
                        <text:p text:style-name="P7"><text:span text:style-name="T5">Pops an error dialog</text:span></text:p>
                      </text:list-item>
                      <text:list-item>
                        <text:p text:style-name="P7"><text:span text:style-name="T5">Kills your activity</text:span></text:p>
                      </text:list-item>
                    </text:list>
                  </text:list-item>
                  <text:list-item>
                    <text:p text:style-name="P8"><text:span text:style-name="T5">Even delays shorter than this will mean</text:span><text:span text:style-name="T5"><text:line-break/></text:span><text:span text:style-name="T5">your application will appear unresponsive</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catch is that 99.44% of the time, if Android is calling your code, it is doing so on the main application thread. Every millisecond that you are executing code is a millisecond that the OS cannot process GUI and input events.</text:p>
              <text:p text:style-name="P3"/>
              <text:p text:style-name="P3">Short delays (e.g., 30+ milliseconds) can make your UI appear “janky”, particularly during scrolling operations (e.g., a <text:span text:style-name="T6">ListView</text:span>).</text:p>
              <text:p text:style-name="P3"/>
              <text:p text:style-name="P3">Long delays (several seconds) will result in the infamous “Application Not Responding” (ANR) dialog and your activity being killed off.</text:p>
              <text:p text:style-name="P3"/>
            </draw:text-box>
          </draw:frame>
        </presentation:notes>
      </draw:page>
      <draw:page draw:name="page4" draw:style-name="dp1" draw:master-page-name="Android1" presentation:presentation-page-layout-name="AL3T6" draw:id="id4">
        <office:forms form:automatic-focus="false" form:apply-design-mode="false"/>
        <draw:frame presentation:style-name="pr3" draw:text-style-name="P4" draw:layer="layout" svg:width="25.199cm" svg:height="3.507cm" svg:x="1.4cm" svg:y="0.837cm" presentation:class="title">
          <draw:text-box>
            <text:p text:style-name="P4">Threading Rules</text:p>
          </draw:text-box>
        </draw:frame>
        <draw:frame presentation:style-name="pr5" draw:text-style-name="P9" draw:layer="layout" svg:width="24.635cm" svg:height="13.555cm" svg:x="1.4cm" svg:y="4.914cm" presentation:class="outline" presentation:user-transformed="true">
          <draw:text-box>
            <text:list text:style-name="L2">
              <text:list-item>
                <text:p text:style-name="P4">Ways to Violate Rule #1</text:p>
                <text:list>
                  <text:list-item>
                    <text:p text:style-name="P4"><text:span text:style-name="T7">Thread.sleep()</text:span></text:p>
                  </text:list-item>
                  <text:list-item>
                    <text:p text:style-name="P4">Network I/O</text:p>
                  </text:list-item>
                  <text:list-item>
                    <text:p text:style-name="P4">Disk I/O</text:p>
                    <text:list>
                      <text:list-item>
                        <text:p>YAFFS2 filesystem has process-level lock – other apps' I/O may affect you!</text:p>
                      </text:list-item>
                      <text:list-item>
                        <text:p>Newer android devices use ext4 to help<text:line-break/>resolve this</text:p>
                      </text:list-item>
                    </text:list>
                  </text:list-item>
                  <text:list-item>
                    <text:p>Complex Algorithms</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text-style-name="P6" draw:layer="layout" svg:width="17.271cm" svg:height="12.322cm" svg:x="2.159cm" svg:y="13.271cm" presentation:class="notes" presentation:placeholder="true" presentation:user-transformed="true">
            <draw:text-box/>
          </draw:frame>
        </presentation:notes>
      </draw:page>
      <draw:page draw:name="page5" draw:style-name="dp1" draw:master-page-name="Android1" presentation:presentation-page-layout-name="AL3T6" draw:id="id5">
        <office:forms form:automatic-focus="false" form:apply-design-mode="false"/>
        <draw:frame presentation:style-name="pr3" draw:text-style-name="P4" draw:layer="layout" svg:width="25.199cm" svg:height="3.507cm" svg:x="1.4cm" svg:y="0.837cm" presentation:class="title">
          <draw:text-box>
            <text:p text:style-name="P4">Threading Rules</text:p>
          </draw:text-box>
        </draw:frame>
        <draw:frame presentation:style-name="pr7" draw:text-style-name="P9" draw:layer="layout" svg:width="24.635cm" svg:height="14.136cm" svg:x="1.4cm" svg:y="4.914cm" presentation:class="outline" presentation:user-transformed="true">
          <draw:text-box>
            <text:list text:style-name="L2">
              <text:list-item>
                <text:p text:style-name="P4">Rule #2: Do Not Perform UI Actions In Other Threads</text:p>
                <text:list>
                  <text:list-item>
                    <text:p text:style-name="P4">UI actions put messages on message queue for message loop</text:p>
                  </text:list-item>
                  <text:list-item>
                    <text:p text:style-name="P4">Message queue only accessible on UI thread</text:p>
                  </text:list-item>
                  <text:list-item>
                    <text:p text:style-name="P4">Ergo, UI actions in other threads cause errors</text:p>
                  </text:list-item>
                </text:list>
              </text:list-item>
              <text:list-item>
                <text:p text:style-name="P4">Summary: Use background threads, but<text:line-break/><text:span text:style-name="T8">carefully</text:span></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2">So, while you need to use background threads for potentially slow operations (flash I/O, network I/O, etc.), there is a catch: background threads cannot modify the UI directly. If you try, you will crash, with an exception to the effect of “attempted to modify the UI from a non-UI thread”.</text:span></text:p>
              <text:p text:style-name="P3"><text:span text:style-name="T2"/></text:p>
              <text:p text:style-name="P3"><text:span text:style-name="T2">Hence, you need to coordinate between the main application thread (for quick UI updates) and background threads (for longer work). This has spawned many solutions in Android – we review a few of them here.</text:span></text:p>
            </draw:text-box>
          </draw:frame>
        </presentation:notes>
      </draw:page>
      <draw:page draw:name="page6" draw:style-name="dp1" draw:master-page-name="Android1" presentation:presentation-page-layout-name="AL3T6" draw:id="id6">
        <office:forms form:automatic-focus="false" form:apply-design-mode="false"/>
        <draw:frame presentation:style-name="pr3" draw:text-style-name="P4" draw:layer="layout" svg:width="25.199cm" svg:height="3.507cm" svg:x="1.4cm" svg:y="0.837cm" presentation:class="title">
          <draw:text-box>
            <text:p text:style-name="P4">Handlers</text:p>
          </draw:text-box>
        </draw:frame>
        <draw:frame presentation:style-name="pr7" draw:text-style-name="P9" draw:layer="layout" svg:width="24.635cm" svg:height="14.969cm" svg:x="1.4cm" svg:y="4.914cm" presentation:class="outline" presentation:user-transformed="true">
          <draw:text-box>
            <text:list text:style-name="L2">
              <text:list-item>
                <text:p text:style-name="P4">Challenge: Forcing Work to the UI Thread</text:p>
                <text:list>
                  <text:list-item>
                    <text:p text:style-name="P4">If background thread needs to UI updates, you have to get the UI thread to do the updating</text:p>
                  </text:list-item>
                </text:list>
              </text:list-item>
              <text:list-item>
                <text:p text:style-name="P4">Original Recommended Solution: Handler</text:p>
                <text:list>
                  <text:list-item>
                    <text:p text:style-name="P4">Object tied to the activity's message loop</text:p>
                  </text:list-item>
                  <text:list-item>
                    <text:p text:style-name="P4">Can send messages to it from background<text:line-break/>thread</text:p>
                  </text:list-item>
                  <text:list-item>
                    <text:p text:style-name="P4">Processes messages with your logic, on UI thread</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6" draw:layer="layout" svg:width="17.271cm" svg:height="12.573cm" svg:x="2.159cm" svg:y="13.271cm" presentation:class="notes">
            <draw:text-box>
              <text:p text:style-name="P3"><text:span text:style-name="T2">The original solution, and the underpinnings of most other solutions, is the </text:span><text:span text:style-name="T3">Handler</text:span><text:span text:style-name="T2">.</text:span></text:p>
              <text:p text:style-name="P3"><text:span text:style-name="T2"/></text:p>
            </draw:text-box>
          </draw:frame>
        </presentation:notes>
      </draw:page>
      <draw:page draw:name="page7" draw:style-name="dp1" draw:master-page-name="Android1" presentation:presentation-page-layout-name="AL4T17" draw:id="id7">
        <office:forms form:automatic-focus="false" form:apply-design-mode="false"/>
        <draw:frame presentation:style-name="pr3" draw:text-style-name="P4" draw:layer="layout" svg:width="25.199cm" svg:height="3.507cm" svg:x="1.4cm" svg:y="0.837cm" presentation:class="title">
          <draw:text-box>
            <text:p text:style-name="P4">Handlers</text:p>
          </draw:text-box>
        </draw:frame>
        <draw:frame presentation:style-name="pr7" draw:text-style-name="P5" draw:layer="layout" svg:width="25.199cm" svg:height="14.136cm" svg:x="1.4cm" svg:y="4.914cm" presentation:class="outline" presentation:user-transformed="true">
          <draw:text-box>
            <text:list text:style-name="L2">
              <text:list-item>
                <text:p text:style-name="P4">Creating the Handler</text:p>
                <text:list>
                  <text:list-item>
                    <text:p text:style-name="P4">Extend the Handler abstract class</text:p>
                    <text:list>
                      <text:list-item>
                        <text:p>Implement <text:span text:style-name="T6">handleMessage()</text:span> to do whatever you need</text:p>
                      </text:list-item>
                    </text:list>
                  </text:list-item>
                  <text:list-item>
                    <text:p>Hold onto Handler instance in activity data member</text:p>
                  </text:list-item>
                  <text:list-item>
                    <text:p text:style-name="P4">That's it!</text:p>
                    <text:list>
                      <text:list-item>
                        <text:p text:style-name="P4">Automatically hooks into message loop</text:p>
                      </text:list-item>
                    </text:list>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3" draw:layer="layout" svg:width="17.271cm" svg:height="12.573cm" svg:x="2.159cm" svg:y="13.271cm" presentation:class="notes">
            <draw:text-box>
              <text:p text:style-name="P3"><text:span text:style-name="T7">Handler</text:span> uses thread-local variables to hook into the message queue, which is why there is no <text:span text:style-name="T6">registerHandler()</text:span> or similar method that you need to invoke.</text:p>
              <text:p text:style-name="P3"/>
              <text:p text:style-name="P3"/>
            </draw:text-box>
          </draw:frame>
        </presentation:notes>
      </draw:page>
      <draw:page draw:name="page8" draw:style-name="dp1" draw:master-page-name="Android1" presentation:presentation-page-layout-name="AL3T6" draw:id="id8">
        <office:forms form:automatic-focus="false" form:apply-design-mode="false"/>
        <draw:frame presentation:style-name="pr3" draw:text-style-name="P4" draw:layer="layout" svg:width="25.199cm" svg:height="3.507cm" svg:x="1.4cm" svg:y="0.837cm" presentation:class="title">
          <draw:text-box>
            <text:p text:style-name="P4">Handlers</text:p>
          </draw:text-box>
        </draw:frame>
        <draw:frame presentation:style-name="pr7" draw:text-style-name="P9" draw:layer="layout" svg:width="24.635cm" svg:height="14.136cm" svg:x="1.4cm" svg:y="4.914cm" presentation:class="outline" presentation:user-transformed="true">
          <draw:text-box>
            <text:list text:style-name="L2">
              <text:list-item>
                <text:p text:style-name="P4">Sending Messages From Background Thread</text:p>
                <text:list>
                  <text:list-item>
                    <text:p text:style-name="P4">Call <text:span text:style-name="T6">obtainMessage()</text:span> to get a Message</text:p>
                  </text:list-item>
                  <text:list-item>
                    <text:p text:style-name="P4">Use public data members to attach information</text:p>
                    <text:list>
                      <text:list-item>
                        <text:p>E.g., <text:span text:style-name="T7">arg1</text:span></text:p>
                      </text:list-item>
                    </text:list>
                  </text:list-item>
                  <text:list-item>
                    <text:p text:style-name="P4">Use <text:span text:style-name="T6">sendToTarget()</text:span> to put it on the message queue</text:p>
                    <text:list>
                      <text:list-item>
                        <text:p text:style-name="P4">Eventually gets routed to the Handler's<text:line-break/><text:span text:style-name="T6">handleMesage()</text:span> implementatio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6" draw:layer="layout" svg:width="17.271cm" svg:height="12.573cm" svg:x="2.159cm" svg:y="13.271cm" presentation:class="notes">
            <draw:text-box>
              <text:p text:style-name="P3"><text:span text:style-name="T2">There is a </text:span><text:span text:style-name="T3">sendEmptyMessage()</text:span><text:span text:style-name="T2"> method that you can use if all you want to do is send an empty </text:span><text:span text:style-name="T3">Message</text:span><text:span text:style-name="T2"> to the </text:span><text:span text:style-name="T3">Handler</text:span><text:span text:style-name="T2">.</text:span></text:p>
              <text:p text:style-name="P3"><text:span text:style-name="T2"/></text:p>
              <text:p text:style-name="P3"><text:span text:style-name="T3">Message</text:span><text:span text:style-name="T2"> also has a few fields for simple responses (e.g., “return codes”), though </text:span><text:span text:style-name="T3">setData()</text:span><text:span text:style-name="T2"> will be needed for anything complex.</text:span></text:p>
              <text:p text:style-name="P3"><text:span text:style-name="T2"/></text:p>
              <text:p text:style-name="P3"><text:span text:style-name="T3">Bundle</text:span><text:span text:style-name="T2"> is the first instance of a seemingly endless parade of classes in Android that look like </text:span><text:span text:style-name="T3">HashMap</text:span><text:span text:style-name="T2"> but are not </text:span><text:span text:style-name="T3">HashMap</text:span><text:span text:style-name="T2">.</text:span></text:p>
              <text:p text:style-name="P3"><text:span text:style-name="T2"/></text:p>
            </draw:text-box>
          </draw:frame>
        </presentation:notes>
      </draw:page>
      <draw:page draw:name="page9" draw:style-name="dp1" draw:master-page-name="Android1" presentation:presentation-page-layout-name="AL2T1" draw:id="id9">
        <office:forms form:automatic-focus="false" form:apply-design-mode="false"/>
        <draw:frame presentation:style-name="pr3" draw:text-style-name="P4" draw:layer="layout" svg:width="25.199cm" svg:height="3.507cm" svg:x="1.4cm" svg:y="0.837cm" presentation:class="title">
          <draw:text-box>
            <text:p text:style-name="P4">Runnable Options</text:p>
          </draw:text-box>
        </draw:frame>
        <draw:frame presentation:style-name="pr8" draw:text-style-name="P9" draw:layer="layout" svg:width="25.199cm" svg:height="14.136cm" svg:x="1.4cm" svg:y="4.914cm" presentation:class="outline" presentation:user-transformed="true">
          <draw:text-box>
            <text:list text:style-name="L2">
              <text:list-item>
                <text:p text:style-name="P4"><text:span text:style-name="T6">View#post()</text:span></text:p>
              </text:list-item>
              <text:list-item>
                <text:p><text:span text:style-name="T6">View#postDelayed()</text:span></text:p>
              </text:list-item>
              <text:list-item>
                <text:p text:style-name="P4"><text:span text:style-name="T6">Activity#runOnUiThread()</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text-style-name="P3" draw:layer="layout" svg:width="17.271cm" svg:height="12.322cm" svg:x="2.159cm" svg:y="13.271cm" presentation:class="notes" presentation:placeholder="true" presentation:user-transformed="true">
            <draw:text-box/>
          </draw:frame>
        </presentation:notes>
      </draw:page>
      <draw:page draw:name="page10" draw:style-name="dp1" draw:master-page-name="Android1" presentation:presentation-page-layout-name="AL2T1" draw:id="id10">
        <office:forms form:automatic-focus="false" form:apply-design-mode="false"/>
        <draw:frame presentation:style-name="pr3" draw:text-style-name="P4" draw:layer="layout" svg:width="25.199cm" svg:height="3.507cm" svg:x="1.4cm" svg:y="0.837cm" presentation:class="title">
          <draw:text-box>
            <text:p text:style-name="P4">AsyncTask</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Bundles thread creation and inter-thread communication in one class</text:p>
              </text:list-item>
              <text:list-item>
                <text:p text:style-name="P4">Employing AsyncTask</text:p>
                <text:list>
                  <text:list-item>
                    <text:p text:style-name="P4">Extend and override</text:p>
                    <text:list>
                      <text:list-item>
                        <text:p text:style-name="P4"><text:span text:style-name="T6">doInBackground()</text:span></text:p>
                      </text:list-item>
                      <text:list-item>
                        <text:p text:style-name="P4"><text:span text:style-name="T6">onPreExecute()</text:span> / <text:span text:style-name="T6">onPostExecute()</text:span></text:p>
                      </text:list-item>
                      <text:list-item>
                        <text:p text:style-name="P4"><text:span text:style-name="T6">onProgressUpdate()</text:span></text:p>
                      </text:list-item>
                    </text:list>
                  </text:list-item>
                  <text:list-item>
                    <text:p text:style-name="P4">Create instance and <text:span text:style-name="T6">execute()</text:span></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3"><text:span text:style-name="T2">This is the preferred solution nowadays (starting when it was introduced in Android 1.5) for cases where the background work is discrete and short. Cases where the background work is unbounded (e.g., monitoring a socket for a chat client) is not well-suited for </text:span><text:span text:style-name="T3">AsyncTask</text:span><text:span text:style-name="T2">.</text:span></text:p>
              <text:p text:style-name="P3"><text:span text:style-name="T2"/></text:p>
              <text:p text:style-name="P3"><text:span text:style-name="T2">The biggest problem with </text:span><text:span text:style-name="T3">AsyncTask</text:span><text:span text:style-name="T2"> is that it makes heavy use of generics plus varargs, which puts it slightly outside the norm and may scare some newcomers to Java.</text:span></text:p>
              <text:p text:style-name="P3"><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5.87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5"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6"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2">Copyright © 2011 CommonsWare, LLC</text:span></text:p>
        </draw:text-box>
      </draw:frame>
      <draw:frame presentation:style-name="Mpr3" draw:text-style-name="MP9"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9" draw:layer="backgroundobjects" svg:width="9.369cm" svg:height="1.396cm" svg:x="12.22cm" svg:y="0cm" presentation:class="date-time">
          <draw:text-box>
            <text:p text:style-name="MP9"><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1" style:page-layout-name="PM1" draw:style-name="Mdp2">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10" draw:layer="backgroundobjects" svg:width="8.875cm" svg:height="1.448cm" svg:x="9.576cm" svg:y="19.131cm" presentation:class="footer">
        <draw:text-box>
          <text:p text:style-name="MP10"><text:span text:style-name="MT3">Copyright © 2011 CommonsWare, LLC</text:span></text:p>
        </draw:text-box>
      </draw:frame>
      <draw:frame presentation:style-name="Mpr8"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draw:frame draw:style-name="Mgr3" draw:text-style-name="MP5"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9" draw:layer="backgroundobjects" svg:width="9.369cm" svg:height="1.396cm" svg:x="12.22cm" svg:y="0cm" presentation:class="date-time">
          <draw:text-box>
            <text:p text:style-name="MP9"><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creator>Mark Murphy</dc:creator>
    <dc:date>2011-08-07T11:35:55</dc:date>
    <meta:printed-by>Mark Murphy</meta:printed-by>
    <meta:print-date>2010-10-20T09:27:47</meta:print-date>
    <dc:language>en-US</dc:language>
    <meta:editing-cycles>104</meta:editing-cycles>
    <meta:editing-duration>PT15H24M59S</meta:editing-duration>
    <meta:document-statistic meta:object-count="69"/>
    <meta:user-defined meta:name="Info 1"/>
    <meta:user-defined meta:name="Info 2"/>
    <meta:user-defined meta:name="Info 3"/>
    <meta:user-defined meta:name="Info 4"/>
  </office:meta>
</office:document-meta>
</file>